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--FINISHED--</text:p>
      <text:p text:style-name="Standard"/>
      <text:p text:style-name="Standard">1. Functioning web application: Hello World. (Fireup the application, view some sinatra page.)</text:p>
      <text:p text:style-name="Standard">2. User accounts/ login (Login page. Can make a user. User file gets made, contains pass<text:s/>hash. No page<text:s/><text:tab/>to view after login yet, just confirmation that the login worked.)</text:p>
      <text:p text:style-name="Standard">3.<text:s/>Data persistence (json. Each user has a file in a user directory.)</text:p>
      <text:p text:style-name="Standard">4. Create the main page. No functionality, just have the skeleton.</text:p>
      <text:p text:style-name="Standard">5. Refactor an account class. app.rb should have a class variable for a reference to the account.</text:p>
      <text:p text:style-name="Standard">6. Create json format.</text:p>
      <text:p text:style-name="Standard">7. Give account class methods to create cards.</text:p>
      <text:p text:style-name="Standard">8. Remove cards.</text:p>
      <text:p text:style-name="Standard">9. Move cards around in their stacks.</text:p>
      <text:p text:style-name="Standard">10. Write some damn tests.</text:p>
      <text:p text:style-name="Standard">11. Refactor file<text:s/><text:span text:style-name="T2">utils</text:span><text:s/>stack into separate directory.</text:p>
      <text:p text:style-name="Standard">12. Decide how to display the cards in the page. Will use tables.<text:s/>https://css-tricks.com/complete-guide-table-element/</text:p>
      <text:p text:style-name="Standard">13. Create hello world card page.</text:p>
      <text:p text:style-name="Standard">14. Need a static controller to hold state (who is logged in, at what time). Can tell if logged in.<text:s/></text:p>
      <text:p text:style-name="Standard">15. Use a filter to catch all logged out requests into the login page.<text:s/></text:p>
      <text:p text:style-name="Standard"/>
      <text:p text:style-name="Standard"/>
      <text:p text:style-name="Standard">--TODO—</text:p>
      <text:p text:style-name="Standard"/>
      <text:p text:style-name="Standard">15. Write a mockup of the card pag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Tompkins</dc:creator>
    <meta:creation-date>2009-04-16T11:32:00Z</meta:creation-date>
    <dc:date>2015-06-12T02:15:00Z</dc:date>
    <meta:template xlink:href="Normal.dotm" xlink:type="simple"/>
    <meta:editing-cycles>107</meta:editing-cycles>
    <meta:editing-duration>PT1894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3" meta:character-count="1094" meta:row-count="7" meta:non-whitespace-character-count="933"/>
  </office:meta>
</office:document-meta>
</file>